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23cm" fo:min-width="0.35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Padrão-title">
      <style:graphic-properties fo:min-height="0.357cm"/>
    </style:style>
    <style:style style:name="pr2" style:family="presentation" style:parent-style-name="Padrão-title">
      <style:graphic-properties fo:min-height="1.425cm"/>
    </style:style>
    <style:style style:name="pr3" style:family="presentation" style:parent-style-name="Padrão-title">
      <style:graphic-properties fo:min-height="0.386cm"/>
    </style:style>
    <style:style style:name="pr4" style:family="presentation" style:parent-style-name="Padrão-title">
      <style:graphic-properties fo:min-height="0.505cm"/>
    </style:style>
    <style:style style:name="pr5" style:family="presentation" style:parent-style-name="Padrão-title">
      <style:graphic-properties fo:min-height="0.637cm"/>
    </style:style>
    <style:style style:name="pr6" style:family="presentation" style:parent-style-name="Padrão-title">
      <style:graphic-properties fo:min-height="0.6cm"/>
    </style:style>
    <style:style style:name="pr7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Arial" fo:font-size="9pt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text-align="start">
        <style:tab-stops/>
      </style:paragraph-properties>
      <style:text-properties style:font-name="Arial1" fo:font-size="8pt"/>
    </style:style>
    <style:style style:name="P7" style:family="paragraph">
      <loext:graphic-properties draw:fill-color="#ffffff"/>
    </style:style>
    <style:style style:name="T1" style:family="text">
      <style:text-properties style:font-name="Arial" fo:font-size="10pt" style:font-size-asian="18pt" style:font-size-complex="18pt"/>
    </style:style>
    <style:style style:name="T2" style:family="text">
      <style:text-properties style:font-name="Arial" fo:font-size="9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1" fo:font-size="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1.21cm" svg:height="1.093cm" svg:x="13.395cm" svg:y="1.8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9cm" svg:y1="1cm" svg:x2="13.6cm" svg:y2="1.9cm">
          <text:p/>
        </draw:line>
        <draw:custom-shape draw:style-name="gr1" draw:text-style-name="P1" draw:layer="layout" svg:width="1.21cm" svg:height="1.093cm" svg:x="13.396cm" svg:y="3.9cm">
          <text:p text:style-name="P1">ini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21cm" svg:height="1.093cm" svg:x="13.397cm" svg:y="3.9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cm" svg:y1="2.893cm" svg:x2="14cm" svg:y2="3.9cm">
          <text:p/>
        </draw:line>
        <draw:frame presentation:style-name="pr1" draw:text-style-name="P4" draw:layer="layout" svg:width="1.599cm" svg:height="0.357cm" svg:x="12.1cm" svg:y="0.6cm" presentation:class="title" presentation:user-transformed="true">
          <draw:text-box>
            <text:p><text:span text:style-name="T2">reset</text:span></text:p>
          </draw:text-box>
        </draw:frame>
        <draw:frame presentation:style-name="pr2" draw:text-style-name="P6" draw:layer="layout" svg:width="2.5cm" svg:height="1.425cm" svg:x="14.7cm" svg:y="1.588cm" presentation:class="title" presentation:user-transformed="true">
          <draw:text-box>
            <text:p text:style-name="P5"><text:span text:style-name="T3">NS ← </text:span><text:span text:style-name="T3">green;</text:span><text:span text:style-name="T3"><text:line-break/></text:span><text:span text:style-name="T3">EW ← </text:span><text:span text:style-name="T3">red;</text:span><text:span text:style-name="T3"><text:line-break/></text:span><text:span text:style-name="T3">P ← red;</text:span><text:span text:style-name="T3"><text:line-break/></text:span><text:span text:style-name="T3">time ← </text:span><text:span text:style-name="T3">0</text:span><text:span text:style-name="T4">;</text:span></text:p>
          </draw:text-box>
        </draw:frame>
        <draw:frame presentation:style-name="pr3" draw:text-style-name="P6" draw:layer="layout" svg:width="2.193cm" svg:height="0.386cm" svg:x="14.707cm" svg:y="8.614cm" presentation:class="title" presentation:user-transformed="true">
          <draw:text-box>
            <text:p text:style-name="P5"><text:span text:style-name="T5">time </text:span><text:span text:style-name="T3">← </text:span><text:span text:style-name="T3">time + </text:span><text:span text:style-name="T3">1;</text:span></text:p>
          </draw:text-box>
        </draw:frame>
        <draw:custom-shape draw:style-name="gr1" draw:text-style-name="P2" xml:id="id1" draw:id="id1" draw:layer="layout" svg:width="1.21cm" svg:height="1.093cm" svg:x="13.39cm" svg:y="8.307cm">
          <text:p text:style-name="P1"><text:span text:style-name="T1">S</text:span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21cm" svg:height="1.093cm" svg:x="16.7cm" svg:y="5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182cm" svg:x1="13.39cm" svg:y1="8.854cm" svg:x2="13.397cm" svg:y2="4.447cm" draw:start-shape="id1" draw:start-glue-point="6" draw:end-shape="id2" draw:end-glue-point="6" svg:d="M13390 8854c-478 0-482-4407 7-4407" svg:viewBox="0 0 367 4408">
          <text:p/>
        </draw:connector>
        <draw:frame presentation:style-name="pr3" draw:text-style-name="P6" draw:layer="layout" svg:width="1.4cm" svg:height="0.386cm" svg:x="15.4cm" svg:y="4.1cm" presentation:class="title" presentation:user-transformed="true">
          <draw:text-box>
            <text:p text:style-name="P5"><text:span text:style-name="T5">time = 45;</text:span></text:p>
          </draw:text-box>
        </draw:frame>
        <draw:connector draw:style-name="gr2" draw:text-style-name="P3" draw:layer="layout" draw:type="curve" svg:x1="17.305cm" svg:y1="6.093cm" svg:x2="13.995cm" svg:y2="9.4cm" draw:start-shape="id3" draw:start-glue-point="8" draw:end-shape="id1" draw:end-glue-point="8" svg:d="M17305 6093c0 5712-3310 4058-3310 3307" svg:viewBox="0 0 3311 4120">
          <text:p/>
        </draw:connector>
        <draw:custom-shape draw:style-name="gr1" draw:text-style-name="P2" xml:id="id4" draw:id="id4" draw:layer="layout" svg:width="1.21cm" svg:height="1.093cm" svg:x="19.29cm" svg:y="6.2cm">
          <text:p text:style-name="P1"><text:span text:style-name="T1">S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578cm" svg:x1="14.43cm" svg:y1="4.06cm" svg:x2="19.895cm" svg:y2="6.2cm" draw:start-shape="id2" draw:start-glue-point="11" draw:end-shape="id4" draw:end-glue-point="4" svg:d="M14430 4060c0-126 5465-1196 5465 2140" svg:viewBox="0 0 5466 2403">
          <text:p/>
        </draw:connector>
        <draw:frame presentation:style-name="pr4" draw:text-style-name="P6" draw:layer="layout" svg:width="1.4cm" svg:height="0.505cm" svg:x="17.4cm" svg:y="3.4cm" presentation:class="title" presentation:user-transformed="true">
          <draw:text-box>
            <text:p text:style-name="P5"><text:span text:style-name="T5">tim</text:span><text:span text:style-name="T5">e = </text:span><text:span text:style-name="T5">50;</text:span></text:p>
          </draw:text-box>
        </draw:frame>
        <draw:frame presentation:style-name="pr5" draw:text-style-name="P6" draw:layer="layout" svg:width="2.21cm" svg:height="0.637cm" svg:x="17.89cm" svg:y="5.167cm" presentation:class="title" presentation:user-transformed="true">
          <draw:text-box>
            <text:p text:style-name="P5"><text:span text:style-name="T5"><text:s/></text:span><text:span text:style-name="T5">NS </text:span><text:span text:style-name="T3">← </text:span><text:span text:style-name="T3">yello</text:span><text:span text:style-name="T3">w;</text:span></text:p>
          </draw:text-box>
        </draw:frame>
        <draw:connector draw:style-name="gr2" draw:text-style-name="P3" draw:layer="layout" draw:type="curve" draw:line-skew="0.306cm" svg:x1="19.895cm" svg:y1="7.293cm" svg:x2="13.995cm" svg:y2="9.4cm" draw:start-shape="id4" draw:start-glue-point="8" draw:end-shape="id1" draw:end-glue-point="8" svg:d="M19895 7293c0 4371-5900 3317-5900 2107" svg:viewBox="0 0 5901 3167">
          <text:p/>
        </draw:connector>
        <draw:custom-shape draw:style-name="gr1" draw:text-style-name="P2" xml:id="id5" draw:id="id5" draw:layer="layout" svg:width="1.21cm" svg:height="1.093cm" svg:x="22.4cm" svg:y="7.463cm">
          <text:p text:style-name="P1"><text:span text:style-name="T1">S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4.002cm" svg:y1="4.993cm" svg:x2="13.995cm" svg:y2="8.307cm" draw:start-shape="id2" draw:start-glue-point="8" draw:end-shape="id1" draw:end-glue-point="4" svg:d="M14002 4993c0 2485-7 829-7 3314" svg:viewBox="0 0 8 3315">
          <text:p/>
        </draw:connector>
        <draw:connector draw:style-name="gr2" draw:text-style-name="P3" draw:layer="layout" draw:type="curve" svg:x1="14.607cm" svg:y1="4.447cm" svg:x2="16.877cm" svg:y2="5.16cm" draw:start-shape="id2" draw:start-glue-point="10" draw:end-shape="id3" draw:end-glue-point="5" svg:d="M14607 4447c1514 0 2270 237 2270 713" svg:viewBox="0 0 2271 714">
          <text:p/>
        </draw:connector>
        <draw:frame presentation:style-name="pr5" draw:text-style-name="P6" draw:layer="layout" svg:width="2.21cm" svg:height="0.637cm" svg:x="20.49cm" svg:y="6.4cm" presentation:class="title" presentation:user-transformed="true">
          <draw:text-box>
            <text:p text:style-name="P5"><text:span text:style-name="T5"><text:s/></text:span><text:span text:style-name="T5">NS </text:span><text:span text:style-name="T3">← red;</text:span></text:p>
          </draw:text-box>
        </draw:frame>
        <draw:connector draw:style-name="gr2" draw:text-style-name="P3" draw:layer="layout" draw:type="curve" draw:line-skew="-0.064cm" svg:x1="14.43cm" svg:y1="4.06cm" svg:x2="23.005cm" svg:y2="7.463cm" draw:start-shape="id2" draw:start-glue-point="11" draw:end-shape="id5" draw:end-glue-point="4" svg:d="M14430 4060c0-1089 8575-2790 8575 3403" svg:viewBox="0 0 8576 4472">
          <text:p/>
        </draw:connector>
        <draw:frame presentation:style-name="pr5" draw:text-style-name="P6" draw:layer="layout" svg:width="2.21cm" svg:height="0.955cm" svg:x="23.79cm" svg:y="7.6cm" presentation:class="title" presentation:user-transformed="true">
          <draw:text-box>
            <text:p text:style-name="P5"><text:span text:style-name="T3">NS </text:span><text:span text:style-name="T3">← </text:span><text:span text:style-name="T3">red;</text:span><text:span text:style-name="T3"><text:line-break/></text:span><text:span text:style-name="T3">EW </text:span><text:span text:style-name="T3">← </text:span><text:span text:style-name="T3">red;</text:span><text:span text:style-name="T3"><text:line-break/></text:span><text:span text:style-name="T3">P ← </text:span><text:span text:style-name="T3">red;</text:span></text:p>
          </draw:text-box>
        </draw:frame>
        <draw:frame presentation:style-name="pr6" draw:text-style-name="P6" draw:layer="layout" svg:width="3.4cm" svg:height="0.6cm" svg:x="17.8cm" svg:y="2.2cm" presentation:class="title" presentation:user-transformed="true">
          <draw:text-box>
            <text:p text:style-name="P5"><text:span text:style-name="T5">(time = 55) ou (time = 110) ou (time = 140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999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4:41:44.931793589</meta:creation-date>
    <dc:date>2018-09-01T15:56:19.884410325</dc:date>
    <meta:editing-duration>PT33M49S</meta:editing-duration>
    <meta:editing-cycles>6</meta:editing-cycles>
    <meta:generator>LibreOffice/6.0.3.2$Linux_X86_64 LibreOffice_project/00m0$Build-2</meta:generator>
    <meta:document-statistic meta:object-count="48"/>
  </office:meta>
</office:document-meta>
</file>